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1300000013D0DED608.png"/>
  <manifest:file-entry manifest:media-type="image/png" manifest:full-path="Pictures/100002010000001500000014ECB3264C.png"/>
  <manifest:file-entry manifest:media-type="image/png" manifest:full-path="Pictures/100002010000001300000014FA23C725.png"/>
  <manifest:file-entry manifest:media-type="image/png" manifest:full-path="Pictures/1000020100000018000000170BBC465E.png"/>
  <manifest:file-entry manifest:media-type="image/png" manifest:full-path="Pictures/100002010000001A00000011950A3C9D.png"/>
  <manifest:file-entry manifest:media-type="image/png" manifest:full-path="Pictures/1000020100000012000000124529DBED.png"/>
  <manifest:file-entry manifest:media-type="image/png" manifest:full-path="Pictures/1000020100000014000000145FB5F9E8.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T1" style:family="text">
      <style:text-properties style:font-name="Arial"/>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0299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0402in, 0.0402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402in, 0in, 0.0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0402in, 0in, 0in, 0.020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new text content editor</text:h>
      <text:p text:style-name="P1"/>
      <text:h text:style-name="Heading_20_2" text:outline-level="2">Adding text:</text:h>
      <text:list xml:id="list5783626607724240679" text:style-name="L1">
        <text:list-item>
          <text:p text:style-name="P2"><draw:frame draw:style-name="fr1" draw:name="graphics1" text:anchor-type="paragraph" svg:x="2.5043in" svg:y="-0.0425in" svg:width="0.25in" svg:height="0.2398in" draw:z-index="0"><draw:image xlink:href="Pictures/1000020100000018000000170BBC465E.png" xlink:type="simple" xlink:show="embed" xlink:actuate="onLoad"/><draw:contour-polygon svg:width="22px" svg:height="21px" svg:viewBox="0 0 22 21" draw:points="1,1 1,2 1,3 1,4 1,5 1,6 1,7 1,8 1,9 1,10 1,11 1,12 1,13 1,14 1,15 1,16 1,17 1,18 1,19 1,20 1,21 22,21 22,20 22,19 22,18 22,17 22,16 22,15 22,14 22,13 22,12 22,11 22,10 22,9 22,8 22,7 22,6 22,5 22,4 22,3 22,2 22,1" draw:recreate-on-edit="true"/></draw:frame><text:span text:style-name="T1">Click on the Add text icon ( ) </text:span></text:p>
        </text:list-item>
        <text:list-item>
          <text:p text:style-name="P2"><text:span text:style-name="T1">Input the text of the content. Options available for the text content are Bold, Italic, Underlined, Left, Center, Right, and Justified alignments, and Link</text:span></text:p>
        </text:list-item>
      </text:list>
      <text:p text:style-name="Standard"><text:span text:style-name="T1"/></text:p>
      <text:h text:style-name="Heading_20_2" text:outline-level="2"><text:span text:style-name="T1">Adding a list:</text:span></text:h>
      <text:list xml:id="list5364846015707336871" text:style-name="L2">
        <text:list-item>
          <text:p text:style-name="P3"><draw:frame draw:style-name="fr2" draw:name="graphics2" text:anchor-type="paragraph" svg:x="2.4244in" svg:y="0in" svg:width="0.1484in" svg:height="0.1484in" draw:z-index="1"><draw:image xlink:href="Pictures/1000020100000014000000145FB5F9E8.png" xlink:type="simple" xlink:show="embed" xlink:actuate="onLoad"/></draw:frame><text:span text:style-name="T1">Click on the Add list icon ( )</text:span></text:p>
        </text:list-item>
        <text:list-item>
          <text:p text:style-name="P3"><text:span text:style-name="T1">Input the text of the list item in the space provided. As for now only static text can be added to the list items, but in the next versions the ability to add HTML text will be possible.</text:span></text:p>
        </text:list-item>
        <text:list-item>
          <text:p text:style-name="P3"><draw:frame draw:style-name="fr3" draw:name="graphics3" text:anchor-type="paragraph" svg:x="3.9701in" svg:y="0.0098in" svg:width="0.1701in" svg:height="0.1701in" draw:z-index="2"><draw:image xlink:href="Pictures/1000020100000012000000124529DBED.png" xlink:type="simple" xlink:show="embed" xlink:actuate="onLoad"/></draw:frame><draw:frame draw:style-name="fr4" draw:name="graphics4" text:anchor-type="paragraph" svg:x="5.8098in" svg:y="0.1701in" svg:width="0.1799in" svg:height="0.1701in" draw:z-index="3"><draw:image xlink:href="Pictures/100002010000001500000014ECB3264C.png" xlink:type="simple" xlink:show="embed" xlink:actuate="onLoad"/></draw:frame><text:span text:style-name="T1">To add another item, click the green plus icon ( ).</text:span></text:p>
        </text:list-item>
        <text:list-item>
          <text:p text:style-name="P3"><draw:frame draw:style-name="fr2" draw:name="graphics5" text:anchor-type="paragraph" svg:x="0.95in" svg:y="0.4in" svg:width="0.1484in" svg:height="0.1484in" draw:z-index="4"><draw:image xlink:href="Pictures/1000020100000014000000145FB5F9E8.png" xlink:type="simple" xlink:show="embed" xlink:actuate="onLoad"/></draw:frame><text:span text:style-name="T1">To switch from a bulleted list to numbered list click the number list icon ( <text:s/>) after the plus icon. And to revert back to a bulleted list from a numbered list click the bullet list icon ( <text:s/>) also after the plus icon.</text:span></text:p>
        </text:list-item>
      </text:list>
      <text:p text:style-name="Standard"><text:span text:style-name="T1"/></text:p>
      <text:h text:style-name="Heading_20_2" text:outline-level="2"><text:span text:style-name="T1">Adding a table:</text:span></text:h>
      <text:list xml:id="list5302285706290392138" text:style-name="L3">
        <text:list-item>
          <text:p text:style-name="P4"><draw:frame draw:style-name="fr3" draw:name="graphics6" text:anchor-type="paragraph" svg:x="2.5827in" svg:y="-0.0311in" svg:width="0.198in" svg:height="0.2083in" draw:z-index="5"><draw:image xlink:href="Pictures/100002010000001300000014FA23C725.png" xlink:type="simple" xlink:show="embed" xlink:actuate="onLoad"/></draw:frame><text:span text:style-name="T1">Click on the Add table icon ( ).</text:span></text:p>
        </text:list-item>
        <text:list-item>
          <text:p text:style-name="P4"><text:span text:style-name="T1">Input the text of the table cells in the spaces provided.</text:span></text:p>
        </text:list-item>
        <text:list-item>
          <text:p text:style-name="P4"><draw:frame draw:style-name="fr5" draw:name="graphics7" text:anchor-type="paragraph" svg:x="4.5173in" svg:y="0.0102in" svg:width="0.1799in" svg:height="0.1772in" draw:z-index="6"><draw:image xlink:href="Pictures/100002010000001A00000011950A3C9D.png" xlink:type="simple" xlink:show="embed" xlink:actuate="onLoad"/></draw:frame><text:span text:style-name="T1">To add another column, click on the add column icon ( ). The new column will be added to the right of the column where the clicked icon is located.</text:span></text:p>
        </text:list-item>
        <text:list-item>
          <text:p text:style-name="P4"><draw:frame draw:style-name="fr6" draw:name="graphics8" text:anchor-type="paragraph" svg:x="3.9626in" svg:y="0.0154in" svg:width="0.1799in" svg:height="0.1598in" draw:z-index="7"><draw:image xlink:href="Pictures/100002010000001300000013D0DED608.png" xlink:type="simple" xlink:show="embed" xlink:actuate="onLoad"/></draw:frame><text:span text:style-name="T1">To add another row, click on the add row icon ( ). The new row will be added at the bottom of the row where the clicked icon is located.</text:span></text:p>
        </text:list-item>
      </text:list>
      <text:p text:style-name="Standard"><text:span text:style-name="T1"/></text:p>
      <text:p text:style-name="Standard"><text:span text:style-name="T1"/></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3T15:35:06.89</meta:creation-date>
    <meta:document-statistic meta:table-count="0" meta:image-count="8" meta:object-count="0" meta:page-count="1" meta:paragraph-count="14" meta:word-count="235" meta:character-count="1132"/>
    <dc:date>2012-11-13T16:56:19.17</dc:date>
    <meta:editing-duration>PT3M</meta:editing-duration>
    <meta:editing-cycles>1</meta:editing-cycles>
    <meta:generator>OpenOffice.org/3.4.1$Win32 OpenOffice.org_project/341m1$Build-9593</meta:generator>
  </office:meta>
</office:document-meta>
</file>